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1 k140 Line2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44" calcext:value-type="percentage">
            <text:p>0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number-columns-repeated="3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42" calcext:value-type="percentage">
            <text:p>0.42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00064" calcext:value-type="percentage">
            <text:p>0.06%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9" calcext:value-type="percentage">
            <text:p>0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0:33:49.926613271</meta:creation-date>
    <meta:generator>LibreOffice/6.3.5.2$Linux_X86_64 LibreOffice_project/30$Build-2</meta:generator>
    <dc:date>2020-04-19T21:09:38.237449191</dc:date>
    <meta:editing-duration>PT1M22S</meta:editing-duration>
    <meta:editing-cycles>1</meta:editing-cycles>
    <meta:document-statistic meta:table-count="1" meta:cell-count="29" meta:object-count="0"/>
  </office:meta>
</office:document-meta>
</file>